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3"/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la_6dis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CROSS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15193" calcext:value-type="float">
            <text:p>0.7151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82792" calcext:value-type="float">
            <text:p>0.582792</text:p>
          </table:table-cell>
          <table:table-cell office:value-type="float" office:value="0.720635" calcext:value-type="float">
            <text:p>0.7206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587143" calcext:value-type="float">
            <text:p>0.587143</text:p>
          </table:table-cell>
          <table:table-cell office:value-type="float" office:value="0.983626" calcext:value-type="float">
            <text:p>0.983626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23982" calcext:value-type="float">
            <text:p>0.72398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1746" calcext:value-type="float">
            <text:p>0.717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1746" calcext:value-type="float">
            <text:p>0.717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588254" calcext:value-type="float">
            <text:p>0.588254</text:p>
          </table:table-cell>
          <table:table-cell office:value-type="float" office:value="0.971905" calcext:value-type="float">
            <text:p>0.971905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29162" calcext:value-type="float">
            <text:p>0.72916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52154" calcext:value-type="float">
            <text:p>0.55215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50079" calcext:value-type="float">
            <text:p>0.350079</text:p>
          </table:table-cell>
          <table:table-cell office:value-type="float" office:value="0.561905" calcext:value-type="float">
            <text:p>0.56190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53271" calcext:value-type="float">
            <text:p>0.353271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505729" calcext:value-type="float">
            <text:p>0.5057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65079" calcext:value-type="float">
            <text:p>0.5650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65079" calcext:value-type="float">
            <text:p>0.5650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5619" calcext:value-type="float">
            <text:p>0.35619</text:p>
          </table:table-cell>
          <table:table-cell office:value-type="float" office:value="0.938214" calcext:value-type="float">
            <text:p>0.938214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14789" calcext:value-type="float">
            <text:p>0.51478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89925" calcext:value-type="float">
            <text:p>0.889925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06576" calcext:value-type="float">
            <text:p>0.906576</text:p>
          </table:table-cell>
          <table:table-cell office:value-type="float" office:value="0.863075" calcext:value-type="float">
            <text:p>0.86307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78567" calcext:value-type="float">
            <text:p>0.878567</text:p>
          </table:table-cell>
          <table:table-cell office:value-type="float" office:value="0.862049" calcext:value-type="float">
            <text:p>0.862049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85629" calcext:value-type="float">
            <text:p>0.856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92619" calcext:value-type="float">
            <text:p>0.892619</text:p>
          </table:table-cell>
          <table:table-cell office:value-type="float" office:value="0.963804" calcext:value-type="float">
            <text:p>0.963804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25191" calcext:value-type="float">
            <text:p>0.92519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6805" calcext:value-type="float">
            <text:p>0.906805</text:p>
          </table:table-cell>
          <table:table-cell office:value-type="float" office:value="0.963864" calcext:value-type="float">
            <text:p>0.963864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752" calcext:value-type="float">
            <text:p>0.932752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7945" calcext:value-type="float">
            <text:p>0.68794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564127" calcext:value-type="float">
            <text:p>0.564127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664424" calcext:value-type="float">
            <text:p>0.664424</text:p>
          </table:table-cell>
          <table:table-cell office:value-type="float" office:value="0.56092" calcext:value-type="float">
            <text:p>0.56092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546225" calcext:value-type="float">
            <text:p>0.546225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616901" calcext:value-type="float">
            <text:p>0.616901</text:p>
          </table:table-cell>
          <table:table-cell office:value-type="float" office:value="0.878265" calcext:value-type="float">
            <text:p>0.87826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21116" calcext:value-type="float">
            <text:p>0.72111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624616" calcext:value-type="float">
            <text:p>0.624616</text:p>
          </table:table-cell>
          <table:table-cell office:value-type="float" office:value="0.870723" calcext:value-type="float">
            <text:p>0.87072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23206" calcext:value-type="float">
            <text:p>0.72320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7619" calcext:value-type="float">
            <text:p>0.747619</text:p>
          </table:table-cell>
          <table:table-cell office:value-type="float" office:value="0.823356" calcext:value-type="float">
            <text:p>0.82335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3736" calcext:value-type="float">
            <text:p>0.743736</text:p>
          </table:table-cell>
          <table:table-cell office:value-type="float" office:value="0.831746" calcext:value-type="float">
            <text:p>0.8317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6119" calcext:value-type="float">
            <text:p>0.76119</text:p>
          </table:table-cell>
          <table:table-cell office:value-type="float" office:value="0.973284" calcext:value-type="float">
            <text:p>0.973284</text:p>
          </table:table-cell>
          <table:table-cell office:value-type="float" office:value="0.747619" calcext:value-type="float">
            <text:p>0.747619</text:p>
          </table:table-cell>
          <table:table-cell office:value-type="float" office:value="0.850796" calcext:value-type="float">
            <text:p>0.85079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4127" calcext:value-type="float">
            <text:p>0.841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4127" calcext:value-type="float">
            <text:p>0.841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79612" calcext:value-type="float">
            <text:p>0.779612</text:p>
          </table:table-cell>
          <table:table-cell office:value-type="float" office:value="0.968378" calcext:value-type="float">
            <text:p>0.968378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60521" calcext:value-type="float">
            <text:p>0.860521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780943" calcext:value-type="float">
            <text:p>0.780943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0.638489" calcext:value-type="float">
            <text:p>0.63848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757344" calcext:value-type="float">
            <text:p>0.757344</text:p>
          </table:table-cell>
          <table:table-cell office:value-type="float" office:value="0.656092" calcext:value-type="float">
            <text:p>0.656092</text:p>
          </table:table-cell>
          <table:table-cell office:value-type="float" office:value="0.75873" calcext:value-type="float">
            <text:p>0.75873</text:p>
          </table:table-cell>
          <table:table-cell office:value-type="float" office:value="0.63489" calcext:value-type="float">
            <text:p>0.6348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66891" calcext:value-type="float">
            <text:p>0.66891</text:p>
          </table:table-cell>
          <table:table-cell office:value-type="float" office:value="0.941793" calcext:value-type="float">
            <text:p>0.941793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77556" calcext:value-type="float">
            <text:p>0.777556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626829" calcext:value-type="float">
            <text:p>0.6268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626829" calcext:value-type="float">
            <text:p>0.626829</text:p>
          </table:table-cell>
        </table:table-row>
        <table:table-row table:style-name="ro1" table:visibility="filter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662018" calcext:value-type="float">
            <text:p>0.662018</text:p>
          </table:table-cell>
          <table:table-cell office:value-type="float" office:value="0.935801" calcext:value-type="float">
            <text:p>0.935801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7061" calcext:value-type="float">
            <text:p>0.77061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24242" calcext:value-type="float">
            <text:p>0.324242</text:p>
          </table:table-cell>
          <table:table-cell office:value-type="float" office:value="0.642241" calcext:value-type="float">
            <text:p>0.6422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1061" calcext:value-type="float">
            <text:p>0.831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3513" calcext:value-type="float">
            <text:p>0.33513</text:p>
          </table:table-cell>
          <table:table-cell office:value-type="float" office:value="0.91778" calcext:value-type="float">
            <text:p>0.91778</text:p>
          </table:table-cell>
          <table:table-cell office:value-type="float" office:value="0.324242" calcext:value-type="float">
            <text:p>0.324242</text:p>
          </table:table-cell>
          <table:table-cell office:value-type="float" office:value="0.483927" calcext:value-type="float">
            <text:p>0.483927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97059" calcext:value-type="float">
            <text:p>0.297059</text:p>
          </table:table-cell>
          <table:table-cell office:value-type="float" office:value="0.675433" calcext:value-type="float">
            <text:p>0.67543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824265" calcext:value-type="float">
            <text:p>0.8242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06423" calcext:value-type="float">
            <text:p>0.306423</text:p>
          </table:table-cell>
          <table:table-cell office:value-type="float" office:value="0.909953" calcext:value-type="float">
            <text:p>0.909953</text:p>
          </table:table-cell>
          <table:table-cell office:value-type="float" office:value="0.297059" calcext:value-type="float">
            <text:p>0.297059</text:p>
          </table:table-cell>
          <table:table-cell office:value-type="float" office:value="0.452246" calcext:value-type="float">
            <text:p>0.452246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12121" calcext:value-type="float">
            <text:p>0.212121</text:p>
          </table:table-cell>
          <table:table-cell office:value-type="float" office:value="0.584206" calcext:value-type="float">
            <text:p>0.5842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215011" calcext:value-type="float">
            <text:p>0.215011</text:p>
          </table:table-cell>
          <table:table-cell office:value-type="float" office:value="0.953333" calcext:value-type="float">
            <text:p>0.953333</text:p>
          </table:table-cell>
          <table:table-cell office:value-type="float" office:value="0.212121" calcext:value-type="float">
            <text:p>0.212121</text:p>
          </table:table-cell>
          <table:table-cell office:value-type="float" office:value="0.34771" calcext:value-type="float">
            <text:p>0.34771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94118" calcext:value-type="float">
            <text:p>0.194118</text:p>
          </table:table-cell>
          <table:table-cell office:value-type="float" office:value="0.628028" calcext:value-type="float">
            <text:p>0.6280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17857" calcext:value-type="float">
            <text:p>0.117857</text:p>
          </table:table-cell>
          <table:table-cell office:value-type="float" office:value="0.798529" calcext:value-type="float">
            <text:p>0.798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196106" calcext:value-type="float">
            <text:p>0.19610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194118" calcext:value-type="float">
            <text:p>0.194118</text:p>
          </table:table-cell>
          <table:table-cell office:value-type="float" office:value="0.324665" calcext:value-type="float">
            <text:p>0.32466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59596" calcext:value-type="float">
            <text:p>0.85959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22727" calcext:value-type="float">
            <text:p>0.922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719001" calcext:value-type="float">
            <text:p>0.719001</text:p>
          </table:table-cell>
          <table:table-cell office:value-type="float" office:value="0.944567" calcext:value-type="float">
            <text:p>0.944567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11941" calcext:value-type="float">
            <text:p>0.811941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418274" calcext:value-type="float">
            <text:p>0.418274</text:p>
          </table:table-cell>
          <table:table-cell office:value-type="float" office:value="0.915441" calcext:value-type="float">
            <text:p>0.915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692532" calcext:value-type="float">
            <text:p>0.692532</text:p>
          </table:table-cell>
          <table:table-cell office:value-type="float" office:value="0.938023" calcext:value-type="float">
            <text:p>0.938023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795043" calcext:value-type="float">
            <text:p>0.795043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596878" calcext:value-type="float">
            <text:p>0.59687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41742" calcext:value-type="float">
            <text:p>0.241742</text:p>
          </table:table-cell>
          <table:table-cell office:value-type="float" office:value="0.924206" calcext:value-type="float">
            <text:p>0.924206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380095" calcext:value-type="float">
            <text:p>0.380095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640311" calcext:value-type="float">
            <text:p>0.6403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150298" calcext:value-type="float">
            <text:p>0.150298</text:p>
          </table:table-cell>
          <table:table-cell office:value-type="float" office:value="0.804412" calcext:value-type="float">
            <text:p>0.8044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20895" calcext:value-type="float">
            <text:p>0.220895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357259" calcext:value-type="float">
            <text:p>0.357259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2424" calcext:value-type="float">
            <text:p>0.742424</text:p>
          </table:table-cell>
          <table:table-cell office:value-type="float" office:value="0.89045" calcext:value-type="float">
            <text:p>0.890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35606" calcext:value-type="float">
            <text:p>0.9356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7659" calcext:value-type="float">
            <text:p>0.77659</text:p>
          </table:table-cell>
          <table:table-cell office:value-type="float" office:value="0.940489" calcext:value-type="float">
            <text:p>0.940489</text:p>
          </table:table-cell>
          <table:table-cell office:value-type="float" office:value="0.742424" calcext:value-type="float">
            <text:p>0.742424</text:p>
          </table:table-cell>
          <table:table-cell office:value-type="float" office:value="0.848627" calcext:value-type="float">
            <text:p>0.848627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685294" calcext:value-type="float">
            <text:p>0.685294</text:p>
          </table:table-cell>
          <table:table-cell office:value-type="float" office:value="0.887457" calcext:value-type="float">
            <text:p>0.88745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04464" calcext:value-type="float">
            <text:p>0.404464</text:p>
          </table:table-cell>
          <table:table-cell office:value-type="float" office:value="0.921324" calcext:value-type="float">
            <text:p>0.921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16987" calcext:value-type="float">
            <text:p>0.716987</text:p>
          </table:table-cell>
          <table:table-cell office:value-type="float" office:value="0.939833" calcext:value-type="float">
            <text:p>0.939833</text:p>
          </table:table-cell>
          <table:table-cell office:value-type="float" office:value="0.685294" calcext:value-type="float">
            <text:p>0.685294</text:p>
          </table:table-cell>
          <table:table-cell office:value-type="float" office:value="0.812104" calcext:value-type="float">
            <text:p>0.812104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60606" calcext:value-type="float">
            <text:p>0.360606</text:p>
          </table:table-cell>
          <table:table-cell office:value-type="float" office:value="0.659504" calcext:value-type="float">
            <text:p>0.65950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40152" calcext:value-type="float">
            <text:p>0.840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20875" calcext:value-type="float">
            <text:p>0.620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85834" calcext:value-type="float">
            <text:p>0.285834</text:p>
          </table:table-cell>
          <table:table-cell office:value-type="float" office:value="0.66875" calcext:value-type="float">
            <text:p>0.66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42432" calcext:value-type="float">
            <text:p>0.342432</text:p>
          </table:table-cell>
          <table:table-cell office:value-type="float" office:value="0.958498" calcext:value-type="float">
            <text:p>0.95849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0353" calcext:value-type="float">
            <text:p>0.5035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0.631164" calcext:value-type="float">
            <text:p>0.63116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84583" calcext:value-type="float">
            <text:p>0.284583</text:p>
          </table:table-cell>
          <table:table-cell office:value-type="float" office:value="0.671795" calcext:value-type="float">
            <text:p>0.6717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48493" calcext:value-type="float">
            <text:p>0.348493</text:p>
          </table:table-cell>
          <table:table-cell office:value-type="float" office:value="0.956314" calcext:value-type="float">
            <text:p>0.956314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0.510202" calcext:value-type="float">
            <text:p>0.510202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99187" calcext:value-type="float">
            <text:p>0.59918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48494" calcext:value-type="float">
            <text:p>0.248494</text:p>
          </table:table-cell>
          <table:table-cell office:value-type="float" office:value="0.64875" calcext:value-type="float">
            <text:p>0.64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298974" calcext:value-type="float">
            <text:p>0.298974</text:p>
          </table:table-cell>
          <table:table-cell office:value-type="float" office:value="0.983974" calcext:value-type="float">
            <text:p>0.983974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456271" calcext:value-type="float">
            <text:p>0.45627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02564" calcext:value-type="float">
            <text:p>0.302564</text:p>
          </table:table-cell>
          <table:table-cell office:value-type="float" office:value="0.606969" calcext:value-type="float">
            <text:p>0.60696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45833" calcext:value-type="float">
            <text:p>0.245833</text:p>
          </table:table-cell>
          <table:table-cell office:value-type="float" office:value="0.651282" calcext:value-type="float">
            <text:p>0.6512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304049" calcext:value-type="float">
            <text:p>0.30404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302564" calcext:value-type="float">
            <text:p>0.302564</text:p>
          </table:table-cell>
          <table:table-cell office:value-type="float" office:value="0.464471" calcext:value-type="float">
            <text:p>0.464471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27784" calcext:value-type="float">
            <text:p>0.827784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15184" calcext:value-type="float">
            <text:p>0.81518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32456" calcext:value-type="float">
            <text:p>0.832456</text:p>
          </table:table-cell>
          <table:table-cell office:value-type="float" office:value="0.807096" calcext:value-type="float">
            <text:p>0.807096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11554" calcext:value-type="float">
            <text:p>0.81155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69503" calcext:value-type="float">
            <text:p>0.869503</text:p>
          </table:table-cell>
          <table:table-cell office:value-type="float" office:value="0.929066" calcext:value-type="float">
            <text:p>0.929066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7527" calcext:value-type="float">
            <text:p>0.89752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2782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0.821013" calcext:value-type="float">
            <text:p>0.821013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42769" calcext:value-type="float">
            <text:p>0.842769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21514" calcext:value-type="float">
            <text:p>0.821514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0.927694" calcext:value-type="float">
            <text:p>0.927694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39" calcext:value-type="float">
            <text:p>0.900839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95438" calcext:value-type="float">
            <text:p>0.5954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44071" calcext:value-type="float">
            <text:p>0.244071</text:p>
          </table:table-cell>
          <table:table-cell office:value-type="float" office:value="0.64625" calcext:value-type="float">
            <text:p>0.6462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294652" calcext:value-type="float">
            <text:p>0.294652</text:p>
          </table:table-cell>
          <table:table-cell office:value-type="float" office:value="0.976282" calcext:value-type="float">
            <text:p>0.976282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450657" calcext:value-type="float">
            <text:p>0.45065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office:value-type="float" office:value="0.605654" calcext:value-type="float">
            <text:p>0.60565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302128" calcext:value-type="float">
            <text:p>0.302128</text:p>
          </table:table-cell>
          <table:table-cell office:value-type="float" office:value="0.975" calcext:value-type="float">
            <text:p>0.975</text:p>
          </table:table-cell>
          <table:table-cell office:value-type="float" office:value="0.3" calcext:value-type="float">
            <text:p>0.3</text:p>
          </table:table-cell>
          <table:table-cell office:value-type="float" office:value="0.461287" calcext:value-type="float">
            <text:p>0.461287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5" calcext:value-type="float">
            <text:p>0.75</text:p>
          </table:table-cell>
          <table:table-cell office:value-type="float" office:value="0.857062" calcext:value-type="float">
            <text:p>0.85706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35599" calcext:value-type="float">
            <text:p>0.735599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76408" calcext:value-type="float">
            <text:p>0.776408</text:p>
          </table:table-cell>
          <table:table-cell office:value-type="float" office:value="0.954126" calcext:value-type="float">
            <text:p>0.954126</text:p>
          </table:table-cell>
          <table:table-cell office:value-type="float" office:value="0.75" calcext:value-type="float">
            <text:p>0.75</text:p>
          </table:table-cell>
          <table:table-cell office:value-type="float" office:value="0.853875" calcext:value-type="float">
            <text:p>0.853875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48718" calcext:value-type="float">
            <text:p>0.748718</text:p>
          </table:table-cell>
          <table:table-cell office:value-type="float" office:value="0.858974" calcext:value-type="float">
            <text:p>0.85897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31667" calcext:value-type="float">
            <text:p>0.731667</text:p>
          </table:table-cell>
          <table:table-cell office:value-type="float" office:value="0.874359" calcext:value-type="float">
            <text:p>0.87435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781474" calcext:value-type="float">
            <text:p>0.781474</text:p>
          </table:table-cell>
          <table:table-cell office:value-type="float" office:value="0.954951" calcext:value-type="float">
            <text:p>0.954951</text:p>
          </table:table-cell>
          <table:table-cell office:value-type="float" office:value="0.748718" calcext:value-type="float">
            <text:p>0.748718</text:p>
          </table:table-cell>
          <table:table-cell office:value-type="float" office:value="0.854478" calcext:value-type="float">
            <text:p>0.85447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0.6595" calcext:value-type="float">
            <text:p>0.65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7646" calcext:value-type="float">
            <text:p>0.3764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429548" calcext:value-type="float">
            <text:p>0.429548</text:p>
          </table:table-cell>
          <table:table-cell office:value-type="float" office:value="0.841319" calcext:value-type="float">
            <text:p>0.841319</text:p>
          </table:table-cell>
          <table:table-cell office:value-type="float" office:value="0.4" calcext:value-type="float">
            <text:p>0.4</text:p>
          </table:table-cell>
          <table:table-cell office:value-type="float" office:value="0.564618" calcext:value-type="float">
            <text:p>0.564618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0.66384" calcext:value-type="float">
            <text:p>0.663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67917" calcext:value-type="float">
            <text:p>0.3679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429688" calcext:value-type="float">
            <text:p>0.429688</text:p>
          </table:table-cell>
          <table:table-cell office:value-type="float" office:value="0.841607" calcext:value-type="float">
            <text:p>0.841607</text:p>
          </table:table-cell>
          <table:table-cell office:value-type="float" office:value="0.4" calcext:value-type="float">
            <text:p>0.4</text:p>
          </table:table-cell>
          <table:table-cell office:value-type="float" office:value="0.566735" calcext:value-type="float">
            <text:p>0.566735</text:p>
          </table:table-cell>
        </table:table-row>
        <table:table-row table:style-name="ro1" table:visibility="filter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36364" calcext:value-type="float">
            <text:p>0.336364</text:p>
          </table:table-cell>
          <table:table-cell office:value-type="float" office:value="0.709314" calcext:value-type="float">
            <text:p>0.709314</text:p>
          </table:table-cell>
          <table:table-cell office:value-type="string" calcext:value-type="string">
            <text:p>nan</text:p>
          </table:table-cell>
        </table:table-row>
      </table:table>
      <table:table table:name="Sheet2" table:style-name="ta2">
        <table:table-column table:style-name="co6" table:default-cell-style-name="Default"/>
        <table:table-row table:style-name="ro1">
          <table:table-cell/>
        </table:table-row>
      </table:table>
      <table:table table:name="disc_seeds" table:style-name="ta1">
        <table:shapes>
          <draw:frame draw:z-index="0" draw:style-name="gr1" draw:text-style-name="P1" svg:width="713.17pt" svg:height="401.13pt" svg:x="646.21pt" svg:y="47.99pt">
            <loext:p draw:notify-on-update-of-ranges="disc_seeds.A2:disc_seeds.E7 disc_seeds.F1:disc_seeds.F1 disc_seeds.F2:disc_seeds.F7 disc_seeds.G1:disc_seeds.G1 disc_seeds.G2:disc_seeds.G7 disc_seeds.H1:disc_seeds.H1 disc_seeds.H2:disc_seeds.H7 disc_seeds.I1:disc_seeds.I1 disc_seeds.I2:disc_seeds.I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visibility="collapse" table:default-cell-style-name="Default"/>
        <table:table-column table:style-name="co6" table:default-cell-style-name="Default"/>
        <table:table-column table:style-name="co6" table:visibility="collapse" table:number-columns-repeated="2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71746" calcext:value-type="float">
            <text:p>0.7174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347619" calcext:value-type="float">
            <text:p>0.347619</text:p>
          </table:table-cell>
          <table:table-cell office:value-type="float" office:value="0.565079" calcext:value-type="float">
            <text:p>0.56507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4127" calcext:value-type="float">
            <text:p>0.8412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626829" calcext:value-type="float">
            <text:p>0.626829</text:p>
          </table:table-cell>
        </table:table-row>
      </table:table>
      <table:table table:name="disc_ecoli" table:style-name="ta1">
        <table:shapes>
          <draw:frame draw:z-index="0" draw:style-name="gr1" draw:text-style-name="P1" svg:width="735.02pt" svg:height="413.43pt" svg:x="760.96pt" svg:y="166.96pt">
            <loext:p draw:notify-on-update-of-ranges="disc_ecoli.A2:disc_ecoli.E7 disc_ecoli.F1:disc_ecoli.F1 disc_ecoli.F2:disc_ecoli.F7 disc_ecoli.G1:disc_ecoli.G1 disc_ecoli.G2:disc_ecoli.G7 disc_ecoli.H1:disc_ecoli.H1 disc_ecoli.H2:disc_ecoli.H7 disc_ecoli.I1:disc_ecoli.I1 disc_ecoli.I2:disc_ecoli.I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visibility="collapse" table:default-cell-style-name="Default"/>
        <table:table-column table:style-name="co6" table:default-cell-style-name="Default"/>
        <table:table-column table:style-name="co6" table:visibility="collapse" table:number-columns-repeated="2" table:default-cell-style-name="Default"/>
        <table:table-column table:style-name="co6" table:number-columns-repeated="2" table:default-cell-style-name="Default"/>
        <table:table-column table:style-name="co6" table:number-columns-repeated="2" table:default-cell-style-name="ce5"/>
        <table:table-column table:style-name="co6" table:number-columns-repeated="5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CROSS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297059" calcext:value-type="float">
            <text:p>0.297</text:p>
          </table:table-cell>
          <table:table-cell office:value-type="float" office:value="0.675433" calcext:value-type="float">
            <text:p>0.675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194118" calcext:value-type="float">
            <text:p>0.194</text:p>
          </table:table-cell>
          <table:table-cell office:value-type="float" office:value="0.628028" calcext:value-type="float">
            <text:p>0.628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2</text:p>
          </table:table-cell>
          <table:table-cell office:value-type="float" office:value="0.867301" calcext:value-type="float">
            <text:p>0.867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8</text:p>
          </table:table-cell>
          <table:table-cell office:value-type="float" office:value="0.640311" calcext:value-type="float">
            <text:p>0.640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685294" calcext:value-type="float">
            <text:p>0.685</text:p>
          </table:table-cell>
          <table:table-cell office:value-type="float" office:value="0.887457" calcext:value-type="float">
            <text:p>0.887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336364" calcext:value-type="float">
            <text:p>0.336</text:p>
          </table:table-cell>
          <table:table-cell office:value-type="float" office:value="0.709314" calcext:value-type="float">
            <text:p>0.709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 table:style-name="ce2"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inter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297059" calcext:value-type="float">
            <text:p>0.297</text:p>
          </table:table-cell>
          <table:table-cell table:style-name="ce5" office:value-type="float" office:value="0.675433" calcext:value-type="float">
            <text:p>0.67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freque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194118" calcext:value-type="float">
            <text:p>0.194</text:p>
          </table:table-cell>
          <table:table-cell table:style-name="ce5" office:value-type="float" office:value="0.628028" calcext:value-type="float">
            <text:p>0.62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interv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661765" calcext:value-type="float">
            <text:p>0.662</text:p>
          </table:table-cell>
          <table:table-cell table:style-name="ce5" office:value-type="float" office:value="0.867301" calcext:value-type="float">
            <text:p>0.86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frequenc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217647" calcext:value-type="float">
            <text:p>0.218</text:p>
          </table:table-cell>
          <table:table-cell table:style-name="ce5" office:value-type="float" office:value="0.640311" calcext:value-type="float">
            <text:p>0.64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interv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685294" calcext:value-type="float">
            <text:p>0.685</text:p>
          </table:table-cell>
          <table:table-cell table:style-name="ce5" office:value-type="float" office:value="0.887457" calcext:value-type="float">
            <text:p>0.88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frequenc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336364" calcext:value-type="float">
            <text:p>0.336</text:p>
          </table:table-cell>
          <table:table-cell table:style-name="ce5" office:value-type="float" office:value="0.709314" calcext:value-type="float">
            <text:p>0.709</text:p>
          </table:table-cell>
          <table:table-cell office:value-type="string" calcext:value-type="string">
            <text:p>nan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isc_ukm" table:style-name="ta1">
        <table:shapes>
          <draw:frame draw:z-index="0" draw:style-name="gr1" draw:text-style-name="P1" svg:width="755.32pt" svg:height="424.86pt" svg:x="529.94pt" svg:y="8.87pt">
            <loext:p draw:notify-on-update-of-ranges="disc_ukm.A2:disc_ukm.E7 disc_ukm.F1:disc_ukm.F1 disc_ukm.F2:disc_ukm.F7 disc_ukm.G1:disc_ukm.G1 disc_ukm.G2:disc_ukm.G7 disc_ukm.H1:disc_ukm.H1 disc_ukm.H2:disc_ukm.H7 disc_ukm.I1:disc_ukm.I1 disc_ukm.I2:disc_ukm.I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visibility="collapse" table:default-cell-style-name="Default"/>
        <table:table-column table:style-name="co6" table:default-cell-style-name="Default"/>
        <table:table-column table:style-name="co6" table:visibility="collapse" table:number-columns-repeated="2" table:default-cell-style-name="Default"/>
        <table:table-column table:style-name="co6" table:number-columns-repeated="4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CROSS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IZE</text:p>
          </table:table-cell>
          <table:table-cell table:style-name="ce5" office:value-type="string" calcext:value-type="string">
            <text:p>PREC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34359" calcext:value-type="float">
            <text:p>0.344</text:p>
          </table:table-cell>
          <table:table-cell table:style-name="ce5" office:value-type="float" office:value="0.631164" calcext:value-type="float">
            <text:p>0.631</text:p>
          </table:table-cell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302564" calcext:value-type="float">
            <text:p>0.303</text:p>
          </table:table-cell>
          <table:table-cell table:style-name="ce5" office:value-type="float" office:value="0.606969" calcext:value-type="float">
            <text:p>0.607</text:p>
          </table:table-cell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832782" calcext:value-type="float">
            <text:p>0.833</text:p>
          </table:table-cell>
          <table:table-cell table:style-name="ce5" office:value-type="float" office:value="0.820513" calcext:value-type="float">
            <text:p>0.821</text:p>
          </table:table-cell>
          <table:table-cell table:style-name="ce5" office:value-type="float" office:value="0.900723" calcext:value-type="float">
            <text:p>0.901</text:p>
          </table:table-cell>
          <table:table-cell office:value-type="float" office:value="0.821013" calcext:value-type="float">
            <text:p>0.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3" calcext:value-type="float">
            <text:p>0.300</text:p>
          </table:table-cell>
          <table:table-cell table:style-name="ce5" office:value-type="float" office:value="0.605654" calcext:value-type="float">
            <text:p>0.606</text:p>
          </table:table-cell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748718" calcext:value-type="float">
            <text:p>0.749</text:p>
          </table:table-cell>
          <table:table-cell table:style-name="ce5" office:value-type="float" office:value="0.858974" calcext:value-type="float">
            <text:p>0.859</text:p>
          </table:table-cell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4" calcext:value-type="float">
            <text:p>0.400</text:p>
          </table:table-cell>
          <table:table-cell table:style-name="ce5" office:value-type="float" office:value="0.66384" calcext:value-type="float">
            <text:p>0.664</text:p>
          </table:table-cell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FSCOR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er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34359" calcext:value-type="float">
            <text:p>0.344</text:p>
          </table:table-cell>
          <table:table-cell table:style-name="ce5" office:value-type="float" office:value="0.631164" calcext:value-type="float">
            <text:p>0.631</text:p>
          </table:table-cell>
          <table:table-cell table:style-name="ce5" office:value-type="string" calcext:value-type="string">
            <text:p>na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reque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302564" calcext:value-type="float">
            <text:p>0.303</text:p>
          </table:table-cell>
          <table:table-cell table:style-name="ce5" office:value-type="float" office:value="0.606969" calcext:value-type="float">
            <text:p>0.607</text:p>
          </table:table-cell>
          <table:table-cell table:style-name="ce5" office:value-type="string" calcext:value-type="string">
            <text:p>na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erval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3</text:p>
          </table:table-cell>
          <table:table-cell table:style-name="ce5" office:value-type="float" office:value="0.820513" calcext:value-type="float">
            <text:p>0.821</text:p>
          </table:table-cell>
          <table:table-cell table:style-name="ce5" office:value-type="float" office:value="0.900723" calcext:value-type="float">
            <text:p>0.901</text:p>
          </table:table-cell>
          <table:table-cell table:style-name="ce5" office:value-type="float" office:value="0.821013" calcext:value-type="float">
            <text:p>0.8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requenc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3" calcext:value-type="float">
            <text:p>0.300</text:p>
          </table:table-cell>
          <table:table-cell table:style-name="ce5" office:value-type="float" office:value="0.605654" calcext:value-type="float">
            <text:p>0.606</text:p>
          </table:table-cell>
          <table:table-cell table:style-name="ce5" office:value-type="string" calcext:value-type="string">
            <text:p>na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erv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748718" calcext:value-type="float">
            <text:p>0.749</text:p>
          </table:table-cell>
          <table:table-cell table:style-name="ce5" office:value-type="float" office:value="0.858974" calcext:value-type="float">
            <text:p>0.859</text:p>
          </table:table-cell>
          <table:table-cell table:style-name="ce5" office:value-type="string" calcext:value-type="string">
            <text:p>na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requenc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table:style-name="ce5" office:value-type="float" office:value="0.4" calcext:value-type="float">
            <text:p>0.400</text:p>
          </table:table-cell>
          <table:table-cell table:style-name="ce5" office:value-type="float" office:value="0.66384" calcext:value-type="float">
            <text:p>0.664</text:p>
          </table:table-cell>
          <table:table-cell table:style-name="ce5" office:value-type="string" calcext:value-type="string">
            <text:p>nan</text:p>
          </table:table-cell>
        </table:table-row>
      </table:table>
      <table:table table:name="cross" table:style-name="ta1">
        <table:shapes>
          <draw:frame draw:z-index="0" draw:style-name="gr1" draw:text-style-name="P1" svg:width="949.63pt" svg:height="336.73pt" svg:x="227.91pt" svg:y="196.33pt">
            <loext:p draw:notify-on-update-of-ranges="cross.A2:cross.C13 cross.F1:cross.F1 cross.F2:cross.F13 cross.G1:cross.G1 cross.G2:cross.G13 cross.H1:cross.H1 cross.H2:cross.H13 cross.I1:cross.I1 cross.I2:cross.I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3" table:default-cell-style-name="Default"/>
        <table:table-column table:style-name="co6" table:visibility="collapse" table:default-cell-style-name="Default"/>
        <table:table-column table:style-name="co6" table:number-columns-repeated="10" table:default-cell-style-name="Default"/>
        <table:table-column table:style-name="co6" table:number-columns-repeated="4" table:default-cell-style-name="ce5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CROSS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CROSS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27784" calcext:value-type="float">
            <text:p>0.827784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15184" calcext:value-type="float">
            <text:p>0.815184</text:p>
          </table:table-cell>
          <table:table-cell/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float" office:value="4" calcext:value-type="float">
            <text:p>4</text:p>
          </table:table-cell>
          <table:table-cell office:value-type="float" office:value="0.827784" calcext:value-type="float">
            <text:p>0.828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15184" calcext:value-type="float">
            <text:p>0.815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2782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23" calcext:value-type="float">
            <text:p>0.900723</text:p>
          </table:table-cell>
          <table:table-cell office:value-type="float" office:value="0.821013" calcext:value-type="float">
            <text:p>0.821013</text:p>
          </table:table-cell>
          <table:table-cell/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3</text:p>
          </table:table-cell>
          <table:table-cell office:value-type="float" office:value="0.820513" calcext:value-type="float">
            <text:p>0.821</text:p>
          </table:table-cell>
          <table:table-cell office:value-type="float" office:value="0.900723" calcext:value-type="float">
            <text:p>0.901</text:p>
          </table:table-cell>
          <table:table-cell office:value-type="float" office:value="0.821013" calcext:value-type="float">
            <text:p>0.82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95438" calcext:value-type="float">
            <text:p>0.595438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925" calcext:value-type="float">
            <text:p>0.293</text:p>
          </table:table-cell>
          <table:table-cell office:value-type="float" office:value="0.595438" calcext:value-type="float">
            <text:p>0.59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office:value-type="float" office:value="0.605654" calcext:value-type="float">
            <text:p>0.605654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00</text:p>
          </table:table-cell>
          <table:table-cell office:value-type="float" office:value="0.605654" calcext:value-type="float">
            <text:p>0.60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89925" calcext:value-type="float">
            <text:p>0.889925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06576" calcext:value-type="float">
            <text:p>0.906576</text:p>
          </table:table-cell>
          <table:table-cell office:value-type="float" office:value="0.863075" calcext:value-type="float">
            <text:p>0.863075</text:p>
          </table:table-cell>
          <table:table-cell/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float" office:value="4" calcext:value-type="float">
            <text:p>4</text:p>
          </table:table-cell>
          <table:table-cell office:value-type="float" office:value="0.889925" calcext:value-type="float">
            <text:p>0.890</text:p>
          </table:table-cell>
          <table:table-cell office:value-type="float" office:value="0.861905" calcext:value-type="float">
            <text:p>0.862</text:p>
          </table:table-cell>
          <table:table-cell office:value-type="float" office:value="0.906576" calcext:value-type="float">
            <text:p>0.907</text:p>
          </table:table-cell>
          <table:table-cell office:value-type="float" office:value="0.863075" calcext:value-type="float">
            <text:p>0.863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039" calcext:value-type="float">
            <text:p>0.875039</text:p>
          </table:table-cell>
          <table:table-cell/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</text:p>
          </table:table-cell>
          <table:table-cell office:value-type="float" office:value="0.87619" calcext:value-type="float">
            <text:p>0.876</text:p>
          </table:table-cell>
          <table:table-cell office:value-type="float" office:value="0.91746" calcext:value-type="float">
            <text:p>0.917</text:p>
          </table:table-cell>
          <table:table-cell office:value-type="float" office:value="0.875039" calcext:value-type="float">
            <text:p>0.87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7945" calcext:value-type="float">
            <text:p>0.68794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564127" calcext:value-type="float">
            <text:p>0.564127</text:p>
          </table:table-cell>
          <table:table-cell/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float" office:value="4" calcext:value-type="float">
            <text:p>4</text:p>
          </table:table-cell>
          <table:table-cell office:value-type="float" office:value="0.687945" calcext:value-type="float">
            <text:p>0.688</text:p>
          </table:table-cell>
          <table:table-cell office:value-type="float" office:value="0.566667" calcext:value-type="float">
            <text:p>0.567</text:p>
          </table:table-cell>
          <table:table-cell office:value-type="float" office:value="0.704762" calcext:value-type="float">
            <text:p>0.705</text:p>
          </table:table-cell>
          <table:table-cell office:value-type="float" office:value="0.564127" calcext:value-type="float">
            <text:p>0.564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69299" calcext:value-type="float">
            <text:p>0.569299</text:p>
          </table:table-cell>
          <table:table-cell/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float" office:value="4" calcext:value-type="float">
            <text:p>4</text:p>
          </table:table-cell>
          <table:table-cell office:value-type="float" office:value="0.686303" calcext:value-type="float">
            <text:p>0.686</text:p>
          </table:table-cell>
          <table:table-cell office:value-type="float" office:value="0.571429" calcext:value-type="float">
            <text:p>0.571</text:p>
          </table:table-cell>
          <table:table-cell office:value-type="float" office:value="0.714286" calcext:value-type="float">
            <text:p>0.714</text:p>
          </table:table-cell>
          <table:table-cell office:value-type="float" office:value="0.569299" calcext:value-type="float">
            <text:p>0.569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859596" calcext:value-type="float">
            <text:p>0.859596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ro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90909" calcext:value-type="float">
            <text:p>0.691</text:p>
          </table:table-cell>
          <table:table-cell office:value-type="float" office:value="0.859596" calcext:value-type="float">
            <text:p>0.86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0.867301" calcext:value-type="float">
            <text:p>0.867301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2</text:p>
          </table:table-cell>
          <table:table-cell office:value-type="float" office:value="0.867301" calcext:value-type="float">
            <text:p>0.86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596878" calcext:value-type="float">
            <text:p>0.596878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ro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36364" calcext:value-type="float">
            <text:p>0.236</text:p>
          </table:table-cell>
          <table:table-cell office:value-type="float" office:value="0.596878" calcext:value-type="float">
            <text:p>0.5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640311" calcext:value-type="float">
            <text:p>0.640311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217647" calcext:value-type="float">
            <text:p>0.218</text:p>
          </table:table-cell>
          <table:table-cell office:value-type="float" office:value="0.640311" calcext:value-type="float">
            <text:p>0.640</text:p>
          </table:table-cell>
          <table:table-cell office:value-type="string" calcext:value-type="string">
            <text:p>nan</text:p>
          </table:table-cell>
        </table:table-row>
      </table:table>
      <table:table table:name="bayes" table:style-name="ta1">
        <table:shapes>
          <draw:frame draw:z-index="0" draw:style-name="gr1" draw:text-style-name="P1" svg:width="642.33pt" svg:height="255.26pt" svg:x="403.54pt" svg:y="210.78pt">
            <loext:p draw:notify-on-update-of-ranges="bayes.A2:bayes.B10 bayes.G1:bayes.G1 bayes.G2:bayes.G10 bayes.H1:bayes.H1 bayes.H2:bayes.H10 bayes.I1:bayes.I1 bayes.I2:bayes.I10 bayes.J1:bayes.J1 bayes.J2:bayes.J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3" table:default-cell-style-name="ce3"/>
        <table:table-column table:style-name="co6" table:visibility="collapse" table:number-columns-repeated="2" table:default-cell-style-name="ce3"/>
        <table:table-column table:style-name="co6" table:default-cell-style-name="ce3"/>
        <table:table-column table:style-name="co6" table:number-columns-repeated="4" table:default-cell-style-name="ce2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9</text:p>
          </table:table-cell>
          <table:table-cell office:value-type="float" office:value="0.945415" calcext:value-type="float">
            <text:p>0.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n</text:p>
          </table:table-cell>
          <table:table-cell office:value-type="float" office:value="0.411765" calcext:value-type="float">
            <text:p>0.412</text:p>
          </table:table-cell>
          <table:table-cell office:value-type="float" office:value="0.679931" calcext:value-type="float">
            <text:p>0.68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61765" calcext:value-type="float">
            <text:p>0.662</text:p>
          </table:table-cell>
          <table:table-cell office:value-type="float" office:value="0.867301" calcext:value-type="float">
            <text:p>0.86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</text:p>
          </table:table-cell>
          <table:table-cell office:value-type="float" office:value="0.909524" calcext:value-type="float">
            <text:p>0.910</text:p>
          </table:table-cell>
          <table:table-cell office:value-type="float" office:value="0.939683" calcext:value-type="float">
            <text:p>0.940</text:p>
          </table:table-cell>
          <table:table-cell office:value-type="float" office:value="0.909374" calcext:value-type="float">
            <text:p>0.909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0.90212" calcext:value-type="float">
            <text:p>0.902</text:p>
          </table:table-cell>
          <table:table-cell office:value-type="float" office:value="0.87619" calcext:value-type="float">
            <text:p>0.876</text:p>
          </table:table-cell>
          <table:table-cell office:value-type="float" office:value="0.91746" calcext:value-type="float">
            <text:p>0.917</text:p>
          </table:table-cell>
          <table:table-cell office:value-type="float" office:value="0.876763" calcext:value-type="float">
            <text:p>0.877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7112" calcext:value-type="float">
            <text:p>0.897</text:p>
          </table:table-cell>
          <table:table-cell office:value-type="float" office:value="0.87619" calcext:value-type="float">
            <text:p>0.876</text:p>
          </table:table-cell>
          <table:table-cell office:value-type="float" office:value="0.91746" calcext:value-type="float">
            <text:p>0.917</text:p>
          </table:table-cell>
          <table:table-cell office:value-type="float" office:value="0.875039" calcext:value-type="float">
            <text:p>0.875</text:p>
          </table:table-cell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7925" calcext:value-type="float">
            <text:p>0.888</text:p>
          </table:table-cell>
          <table:table-cell office:value-type="float" office:value="0.869231" calcext:value-type="float">
            <text:p>0.869</text:p>
          </table:table-cell>
          <table:table-cell office:value-type="float" office:value="0.92735" calcext:value-type="float">
            <text:p>0.927</text:p>
          </table:table-cell>
          <table:table-cell office:value-type="float" office:value="0.867466" calcext:value-type="float">
            <text:p>0.867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0.88021" calcext:value-type="float">
            <text:p>0.880</text:p>
          </table:table-cell>
          <table:table-cell office:value-type="float" office:value="0.864103" calcext:value-type="float">
            <text:p>0.864</text:p>
          </table:table-cell>
          <table:table-cell office:value-type="float" office:value="0.924063" calcext:value-type="float">
            <text:p>0.924</text:p>
          </table:table-cell>
          <table:table-cell office:value-type="float" office:value="0.863617" calcext:value-type="float">
            <text:p>0.864</text:p>
          </table:table-cell>
        </table:table-row>
        <table:table-row table:style-name="ro1">
          <table:table-cell office:value-type="string" calcext:value-type="string">
            <text:p>ILA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32782" calcext:value-type="float">
            <text:p>0.833</text:p>
          </table:table-cell>
          <table:table-cell office:value-type="float" office:value="0.820513" calcext:value-type="float">
            <text:p>0.821</text:p>
          </table:table-cell>
          <table:table-cell office:value-type="float" office:value="0.900723" calcext:value-type="float">
            <text:p>0.901</text:p>
          </table:table-cell>
          <table:table-cell office:value-type="float" office:value="0.821013" calcext:value-type="float">
            <text:p>0.821</text:p>
          </table:table-cell>
        </table:table-row>
      </table:table>
      <table:table table:name="timings" table:style-name="ta1">
        <table:shapes>
          <draw:frame draw:z-index="0" draw:style-name="gr1" draw:text-style-name="P1" svg:width="628.1pt" svg:height="353.28pt" svg:x="369.16pt" svg:y="41.98pt">
            <loext:p draw:notify-on-update-of-ranges="timings.A2:timings.B10 timings.C1:timings.C1 timings.C2:timings.C10 timings.D1:timings.D1 timings.D2:timings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4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LA TIME</text:p>
          </table:table-cell>
          <table:table-cell table:style-name="ce3" office:value-type="string" calcext:value-type="string">
            <text:p>BAYES TIME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4" calcext:value-type="float">
            <text:p>4</text:p>
          </table:table-cell>
          <table:table-cell office:value-type="float" office:value="8670" calcext:value-type="float">
            <text:p>86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6" calcext:value-type="float">
            <text:p>6</text:p>
          </table:table-cell>
          <table:table-cell office:value-type="float" office:value="52153" calcext:value-type="float">
            <text:p>52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2" calcext:value-type="float">
            <text:p>2</text:p>
          </table:table-cell>
          <table:table-cell office:value-type="float" office:value="1818" calcext:value-type="float">
            <text:p>18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4" calcext:value-type="float">
            <text:p>4</text:p>
          </table:table-cell>
          <table:table-cell office:value-type="float" office:value="47064" calcext:value-type="float">
            <text:p>47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6" calcext:value-type="float">
            <text:p>6</text:p>
          </table:table-cell>
          <table:table-cell office:value-type="float" office:value="337903" calcext:value-type="float">
            <text:p>337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float" office:value="4" calcext:value-type="float">
            <text:p>4</text:p>
          </table:table-cell>
          <table:table-cell office:value-type="float" office:value="6693" calcext:value-type="float">
            <text:p>66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float" office:value="6" calcext:value-type="float">
            <text:p>6</text:p>
          </table:table-cell>
          <table:table-cell office:value-type="float" office:value="15191" calcext:value-type="float">
            <text:p>15191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ila_6dis_results.A1:ila_6dis_results.I106" table:display-filter-buttons="true" table:orientation="column">
          <table:filter>
            <table:filter-and>
              <table:filter-condition table:field-number="0" table:value="ecoli" table:operator="="/>
              <table:filter-condition table:field-number="3" table:value="w" table:operator="="/>
              <table:filter-condition table:field-number="2" table:value="stratified" table:operator="="/>
            </table:filter-and>
          </table:filter>
        </table:database-range>
        <table:database-range table:name="__Anonymous_Sheet_DB__6" table:target-range-address="bayes.A1:bayes.J10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7" table:target-range-address="timings.A1:timings.D19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12:03:45.286452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date>2017-11-06T12:28:11.633471445</dc:date>
    <meta:editing-duration>PT32M45S</meta:editing-duration>
    <meta:editing-cycles>6</meta:editing-cycles>
    <meta:document-statistic meta:table-count="8" meta:cell-count="15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59cm" svg:height="12.464cm" xlink:href=".." xlink:type="simple" chart:class="chart:bar" chart:column-mapping="1 2" chart:style-name="ch1">
        <chart:legend chart:legend-position="end" svg:x="19.261cm" svg:y="5.737cm" style:legend-expansion="high" chart:style-name="ch2"/>
        <chart:plot-area chart:style-name="ch3" table:cell-range-address="timings.A1:timings.D10" chart:data-source-has-labels="both" svg:x="0.443cm" svg:y="0.249cm" svg:width="18.375cm" svg:height="11.966cm">
          <chartooo:coordinate-region svg:x="1.99cm" svg:y="0.422cm" svg:width="16.828cm" svg:height="10.854cm"/>
          <chart:axis chart:dimension="x" chart:name="primary-x" chart:style-name="ch4" chartooo:axis-type="auto">
            <chartooo:date-scale/>
            <chart:categories table:cell-range-address="timings.A2:timings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s.C2:timings.C10" chart:label-cell-address="timings.C1:timings.C1" chart:class="chart:bar">
            <chart:data-point chart:repeated="9"/>
          </chart:series>
          <chart:series chart:style-name="ch8" chart:values-cell-range-address="timings.D2:timings.D10" chart:label-cell-address="timings.D1:timings.D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A TIME</text:p>
                <draw:g>
                  <svg:desc>timings.C1:timings.C1</svg:desc>
                </draw:g>
              </table:table-cell>
              <table:table-cell office:value-type="string">
                <text:p>BAYES TIME</text:p>
                <draw:g>
                  <svg:desc>timings.D1:timing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s 2</text:p>
                <text:list>
                  <text:list-item>
                    <text:p>seeds</text:p>
                  </text:list-item>
                  <text:list-item>
                    <text:p/>
                  </text:list-item>
                </text:list>
                <draw:g>
                  <svg:desc>timings.A2:timings.B10</svg:desc>
                </draw:g>
              </table:table-cell>
              <table:table-cell office:value-type="float" office:value="445">
                <text:p>445</text:p>
                <draw:g>
                  <svg:desc>timings.C2:timings.C10</svg:desc>
                </draw:g>
              </table:table-cell>
              <table:table-cell office:value-type="float" office:value="8">
                <text:p>8</text:p>
                <draw:g>
                  <svg:desc>timings.D2:timings.D10</svg:desc>
                </draw:g>
              </table:table-cell>
            </table:table-row>
            <table:table-row>
              <table:table-cell office:value-type="string">
                <text:p>seeds 4</text:p>
                <text:list>
                  <text:list-item>
                    <text:p>seed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670">
                <text:p>86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eeds 6</text:p>
                <text:list>
                  <text:list-item>
                    <text:p>seed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2153">
                <text:p>52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coli 2</text:p>
                <text:list>
                  <text:list-item>
                    <text:p>ecol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18">
                <text:p>18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coli 4</text:p>
                <text:list>
                  <text:list-item>
                    <text:p>ecol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7064">
                <text:p>47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coli 6</text:p>
                <text:list>
                  <text:list-item>
                    <text:p>ecol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37903">
                <text:p>337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km 2</text:p>
                <text:list>
                  <text:list-item>
                    <text:p>uk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80">
                <text:p>2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km 4</text:p>
                <text:list>
                  <text:list-item>
                    <text:p>uk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693">
                <text:p>66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km 6</text:p>
                <text:list>
                  <text:list-item>
                    <text:p>uk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191">
                <text:p>1519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61cm" svg:height="9.006cm" xlink:href=".." xlink:type="simple" chart:class="chart:bar" chart:column-mapping="1 2" chart:style-name="ch1">
        <chart:legend chart:legend-position="end" svg:x="20.001cm" svg:y="3.563cm" style:legend-expansion="high" chart:style-name="ch2"/>
        <chart:plot-area chart:style-name="ch3" table:cell-range-address="bayes.A2:bayes.B10 bayes.G1:bayes.J10" chart:data-source-has-labels="both" svg:x="0.453cm" svg:y="0.18cm" svg:width="19.095cm" svg:height="8.646cm">
          <chartooo:coordinate-region svg:x="1.18cm" svg:y="0.353cm" svg:width="18.368cm" svg:height="7.498cm"/>
          <chart:axis chart:dimension="x" chart:name="primary-x" chart:style-name="ch4" chartooo:axis-type="auto">
            <chartooo:date-scale/>
            <chart:categories table:cell-range-address="bayes.A2:bayes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yes.G2:bayes.G10" chart:label-cell-address="bayes.G1:bayes.G1" chart:class="chart:bar">
            <chart:data-point chart:repeated="9"/>
          </chart:series>
          <chart:series chart:style-name="ch8" chart:values-cell-range-address="bayes.H2:bayes.H10" chart:label-cell-address="bayes.H1:bayes.H1" chart:class="chart:bar">
            <chart:data-point chart:repeated="9"/>
          </chart:series>
          <chart:series chart:style-name="ch9" chart:values-cell-range-address="bayes.I2:bayes.I10" chart:label-cell-address="bayes.I1:bayes.I1" chart:class="chart:bar">
            <chart:data-point chart:repeated="9"/>
          </chart:series>
          <chart:series chart:style-name="ch10" chart:values-cell-range-address="bayes.J2:bayes.J10" chart:label-cell-address="bayes.J1:bayes.J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bayes.G1:bayes.G1</svg:desc>
                </draw:g>
              </table:table-cell>
              <table:table-cell office:value-type="string">
                <text:p>RECALL</text:p>
                <draw:g>
                  <svg:desc>bayes.H1:bayes.H1</svg:desc>
                </draw:g>
              </table:table-cell>
              <table:table-cell office:value-type="string">
                <text:p>ACCURACY</text:p>
                <draw:g>
                  <svg:desc>bayes.I1:bayes.I1</svg:desc>
                </draw:g>
              </table:table-cell>
              <table:table-cell office:value-type="string">
                <text:p>FSCORE</text:p>
                <draw:g>
                  <svg:desc>bayes.J1:baye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 ecoli</text:p>
                <text:list>
                  <text:list-item>
                    <text:p>BAYES</text:p>
                  </text:list-item>
                  <text:list-item>
                    <text:p>ecoli</text:p>
                  </text:list-item>
                </text:list>
                <draw:g>
                  <svg:desc>bayes.A2:bayes.B10</svg:desc>
                </draw:g>
              </table:table-cell>
              <table:table-cell office:value-type="float" office:value="NaN">
                <text:p>NaN</text:p>
                <draw:g>
                  <svg:desc>bayes.G2:bayes.G10</svg:desc>
                </draw:g>
              </table:table-cell>
              <table:table-cell office:value-type="float" office:value="0.808824">
                <text:p>0.808824</text:p>
                <draw:g>
                  <svg:desc>bayes.H2:bayes.H10</svg:desc>
                </draw:g>
              </table:table-cell>
              <table:table-cell office:value-type="float" office:value="0.945415">
                <text:p>0.945415</text:p>
                <draw:g>
                  <svg:desc>bayes.I2:bayes.I10</svg:desc>
                </draw:g>
              </table:table-cell>
              <table:table-cell office:value-type="float" office:value="NaN">
                <text:p>NaN</text:p>
                <draw:g>
                  <svg:desc>bayes.J2:bayes.J10</svg:desc>
                </draw:g>
              </table:table-cell>
            </table:table-row>
            <table:table-row>
              <table:table-cell office:value-type="string">
                <text:p>GNB ecoli</text:p>
                <text:list>
                  <text:list-item>
                    <text:p>GNB</text:p>
                  </text:list-item>
                  <text:list-item>
                    <text:p>ecoli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411765">
                <text:p>0.411765</text:p>
              </table:table-cell>
              <table:table-cell office:value-type="float" office:value="0.679931">
                <text:p>0.679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LA ecoli</text:p>
                <text:list>
                  <text:list-item>
                    <text:p>ILA</text:p>
                  </text:list-item>
                  <text:list-item>
                    <text:p>ecoli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61765">
                <text:p>0.661765</text:p>
              </table:table-cell>
              <table:table-cell office:value-type="float" office:value="0.867301">
                <text:p>0.86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YES seeds</text:p>
                <text:list>
                  <text:list-item>
                    <text:p>BAYES</text:p>
                  </text:list-item>
                  <text:list-item>
                    <text:p>seeds</text:p>
                  </text:list-item>
                </text:list>
              </table:table-cell>
              <table:table-cell office:value-type="float" office:value="0.917394">
                <text:p>0.917394</text:p>
              </table:table-cell>
              <table:table-cell office:value-type="float" office:value="0.909524">
                <text:p>0.909524</text:p>
              </table:table-cell>
              <table:table-cell office:value-type="float" office:value="0.939683">
                <text:p>0.939683</text:p>
              </table:table-cell>
              <table:table-cell office:value-type="float" office:value="0.909374">
                <text:p>0.909374</text:p>
              </table:table-cell>
            </table:table-row>
            <table:table-row>
              <table:table-cell office:value-type="string">
                <text:p>GNB seeds</text:p>
                <text:list>
                  <text:list-item>
                    <text:p>GNB</text:p>
                  </text:list-item>
                  <text:list-item>
                    <text:p>seeds</text:p>
                  </text:list-item>
                </text:list>
              </table:table-cell>
              <table:table-cell office:value-type="float" office:value="0.90212">
                <text:p>0.902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6763">
                <text:p>0.876763</text:p>
              </table:table-cell>
            </table:table-row>
            <table:table-row>
              <table:table-cell office:value-type="string">
                <text:p>ILA seeds</text:p>
                <text:list>
                  <text:list-item>
                    <text:p>ILA</text:p>
                  </text:list-item>
                  <text:list-item>
                    <text:p>seeds</text:p>
                  </text:list-item>
                </text:list>
              </table:table-cell>
              <table:table-cell office:value-type="float" office:value="0.897112">
                <text:p>0.8971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5039">
                <text:p>0.875039</text:p>
              </table:table-cell>
            </table:table-row>
            <table:table-row>
              <table:table-cell office:value-type="string">
                <text:p>BAYES ukm</text:p>
                <text:list>
                  <text:list-item>
                    <text:p>BAYES</text:p>
                  </text:list-item>
                  <text:list-item>
                    <text:p>ukm</text:p>
                  </text:list-item>
                </text:list>
              </table:table-cell>
              <table:table-cell office:value-type="float" office:value="0.887925">
                <text:p>0.887925</text:p>
              </table:table-cell>
              <table:table-cell office:value-type="float" office:value="0.869231">
                <text:p>0.869231</text:p>
              </table:table-cell>
              <table:table-cell office:value-type="float" office:value="0.92735">
                <text:p>0.92735</text:p>
              </table:table-cell>
              <table:table-cell office:value-type="float" office:value="0.867466">
                <text:p>0.867466</text:p>
              </table:table-cell>
            </table:table-row>
            <table:table-row>
              <table:table-cell office:value-type="string">
                <text:p>GNB ukm</text:p>
                <text:list>
                  <text:list-item>
                    <text:p>GNB</text:p>
                  </text:list-item>
                  <text:list-item>
                    <text:p>ukm</text:p>
                  </text:list-item>
                </text:list>
              </table:table-cell>
              <table:table-cell office:value-type="float" office:value="0.88021">
                <text:p>0.88021</text:p>
              </table:table-cell>
              <table:table-cell office:value-type="float" office:value="0.864103">
                <text:p>0.864103</text:p>
              </table:table-cell>
              <table:table-cell office:value-type="float" office:value="0.924063">
                <text:p>0.924063</text:p>
              </table:table-cell>
              <table:table-cell office:value-type="float" office:value="0.863617">
                <text:p>0.863617</text:p>
              </table:table-cell>
            </table:table-row>
            <table:table-row>
              <table:table-cell office:value-type="string">
                <text:p>ILA ukm</text:p>
                <text:list>
                  <text:list-item>
                    <text:p>ILA</text:p>
                  </text:list-item>
                  <text:list-item>
                    <text:p>ukm</text:p>
                  </text:list-item>
                </text:list>
              </table:table-cell>
              <table:table-cell office:value-type="float" office:value="0.832782">
                <text:p>0.832782</text:p>
              </table:table-cell>
              <table:table-cell office:value-type="float" office:value="0.820513">
                <text:p>0.820513</text:p>
              </table:table-cell>
              <table:table-cell office:value-type="float" office:value="0.900723">
                <text:p>0.900723</text:p>
              </table:table-cell>
              <table:table-cell office:value-type="float" office:value="0.821013">
                <text:p>0.821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02cm" svg:height="11.88cm" xlink:href=".." xlink:type="simple" chart:class="chart:bar" chart:column-mapping="2" chart:style-name="ch1">
        <chart:legend chart:legend-position="end" svg:x="30.842cm" svg:y="5cm" style:legend-expansion="high" chart:style-name="ch2"/>
        <chart:plot-area chart:style-name="ch3" table:cell-range-address="cross.A2:cross.C13 cross.F1:cross.I13" chart:data-source-has-labels="both" svg:x="0.67cm" svg:y="0.237cm" svg:width="29.502cm" svg:height="11.406cm">
          <chartooo:coordinate-region svg:x="1.397cm" svg:y="0.41cm" svg:width="28.775cm" svg:height="9.91cm"/>
          <chart:axis chart:dimension="x" chart:name="primary-x" chart:style-name="ch4" chartooo:axis-type="auto">
            <chartooo:date-scale/>
            <chart:categories table:cell-range-address="cross.A2:cross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oss.F2:cross.F13" chart:label-cell-address="cross.F1:cross.F1" chart:class="chart:bar">
            <chart:data-point chart:repeated="12"/>
          </chart:series>
          <chart:series chart:style-name="ch8" chart:values-cell-range-address="cross.G2:cross.G13" chart:label-cell-address="cross.G1:cross.G1" chart:class="chart:bar">
            <chart:data-point chart:repeated="12"/>
          </chart:series>
          <chart:series chart:style-name="ch9" chart:values-cell-range-address="cross.H2:cross.H13" chart:label-cell-address="cross.H1:cross.H1" chart:class="chart:bar">
            <chart:data-point chart:repeated="12"/>
          </chart:series>
          <chart:series chart:style-name="ch10" chart:values-cell-range-address="cross.I2:cross.I13" chart:label-cell-address="cross.I1:cross.I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cross.F1:cross.F1</svg:desc>
                </draw:g>
              </table:table-cell>
              <table:table-cell office:value-type="string">
                <text:p>RECALL</text:p>
                <draw:g>
                  <svg:desc>cross.G1:cross.G1</svg:desc>
                </draw:g>
              </table:table-cell>
              <table:table-cell office:value-type="string">
                <text:p>ACCURACY</text:p>
                <draw:g>
                  <svg:desc>cross.H1:cross.H1</svg:desc>
                </draw:g>
              </table:table-cell>
              <table:table-cell office:value-type="string">
                <text:p>FSCORE</text:p>
                <draw:g>
                  <svg:desc>cross.I1:cros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km interval cross</text:p>
                <text:list>
                  <text:list-item>
                    <text:p>ukm</text:p>
                  </text:list-item>
                  <text:list-item>
                    <text:p>interval</text:p>
                  </text:list-item>
                  <text:list-item>
                    <text:p>cross</text:p>
                  </text:list-item>
                </text:list>
                <draw:g>
                  <svg:desc>cross.A2:cross.C13</svg:desc>
                </draw:g>
              </table:table-cell>
              <table:table-cell office:value-type="float" office:value="0.827784">
                <text:p>0.827784</text:p>
                <draw:g>
                  <svg:desc>cross.F2:cross.F13</svg:desc>
                </draw:g>
              </table:table-cell>
              <table:table-cell office:value-type="float" office:value="0.815">
                <text:p>0.815</text:p>
                <draw:g>
                  <svg:desc>cross.G2:cross.G13</svg:desc>
                </draw:g>
              </table:table-cell>
              <table:table-cell office:value-type="float" office:value="0.894">
                <text:p>0.894</text:p>
                <draw:g>
                  <svg:desc>cross.H2:cross.H13</svg:desc>
                </draw:g>
              </table:table-cell>
              <table:table-cell office:value-type="float" office:value="0.815184">
                <text:p>0.815184</text:p>
                <draw:g>
                  <svg:desc>cross.I2:cross.I13</svg:desc>
                </draw:g>
              </table:table-cell>
            </table:table-row>
            <table:table-row>
              <table:table-cell office:value-type="string">
                <text:p>ukm interval stratified</text:p>
                <text:list>
                  <text:list-item>
                    <text:p>ukm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0.832782">
                <text:p>0.832782</text:p>
              </table:table-cell>
              <table:table-cell office:value-type="float" office:value="0.820513">
                <text:p>0.820513</text:p>
              </table:table-cell>
              <table:table-cell office:value-type="float" office:value="0.900723">
                <text:p>0.900723</text:p>
              </table:table-cell>
              <table:table-cell office:value-type="float" office:value="0.821013">
                <text:p>0.821013</text:p>
              </table:table-cell>
            </table:table-row>
            <table:table-row>
              <table:table-cell office:value-type="string">
                <text:p>ukm frequency cross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925">
                <text:p>0.2925</text:p>
              </table:table-cell>
              <table:table-cell office:value-type="float" office:value="0.595438">
                <text:p>0.595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km frequency stratified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05654">
                <text:p>0.605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ds interval cross</text:p>
                <text:list>
                  <text:list-item>
                    <text:p>seeds</text:p>
                  </text:list-item>
                  <text:list-item>
                    <text:p>interval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0.889925">
                <text:p>0.889925</text:p>
              </table:table-cell>
              <table:table-cell office:value-type="float" office:value="0.861905">
                <text:p>0.861905</text:p>
              </table:table-cell>
              <table:table-cell office:value-type="float" office:value="0.906576">
                <text:p>0.906576</text:p>
              </table:table-cell>
              <table:table-cell office:value-type="float" office:value="0.863075">
                <text:p>0.863075</text:p>
              </table:table-cell>
            </table:table-row>
            <table:table-row>
              <table:table-cell office:value-type="string">
                <text:p>seeds interval stratified</text:p>
                <text:list>
                  <text:list-item>
                    <text:p>seeds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0.897112">
                <text:p>0.8971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5039">
                <text:p>0.875039</text:p>
              </table:table-cell>
            </table:table-row>
            <table:table-row>
              <table:table-cell office:value-type="string">
                <text:p>seeds frequency cross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0.687945">
                <text:p>0.687945</text:p>
              </table:table-cell>
              <table:table-cell office:value-type="float" office:value="0.566667">
                <text:p>0.566667</text:p>
              </table:table-cell>
              <table:table-cell office:value-type="float" office:value="0.704762">
                <text:p>0.704762</text:p>
              </table:table-cell>
              <table:table-cell office:value-type="float" office:value="0.564127">
                <text:p>0.564127</text:p>
              </table:table-cell>
            </table:table-row>
            <table:table-row>
              <table:table-cell office:value-type="string">
                <text:p>seeds frequency stratified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0.686303">
                <text:p>0.686303</text:p>
              </table:table-cell>
              <table:table-cell office:value-type="float" office:value="0.571429">
                <text:p>0.571429</text:p>
              </table:table-cell>
              <table:table-cell office:value-type="float" office:value="0.714286">
                <text:p>0.714286</text:p>
              </table:table-cell>
              <table:table-cell office:value-type="float" office:value="0.569299">
                <text:p>0.569299</text:p>
              </table:table-cell>
            </table:table-row>
            <table:table-row>
              <table:table-cell office:value-type="string">
                <text:p>ecoli interval cross</text:p>
                <text:list>
                  <text:list-item>
                    <text:p>ecoli</text:p>
                  </text:list-item>
                  <text:list-item>
                    <text:p>interval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90909">
                <text:p>0.690909</text:p>
              </table:table-cell>
              <table:table-cell office:value-type="float" office:value="0.859596">
                <text:p>0.859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interval stratified</text:p>
                <text:list>
                  <text:list-item>
                    <text:p>ecoli</text:p>
                  </text:list-item>
                  <text:list-item>
                    <text:p>interval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61765">
                <text:p>0.661765</text:p>
              </table:table-cell>
              <table:table-cell office:value-type="float" office:value="0.867301">
                <text:p>0.86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cross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36364">
                <text:p>0.236364</text:p>
              </table:table-cell>
              <table:table-cell office:value-type="float" office:value="0.596878">
                <text:p>0.596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stratified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17647">
                <text:p>0.217647</text:p>
              </table:table-cell>
              <table:table-cell office:value-type="float" office:value="0.640311">
                <text:p>0.6403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47cm" svg:height="14.989cm" xlink:href=".." xlink:type="simple" chart:class="chart:bar" chart:column-mapping="1 2 3 4" chart:style-name="ch1">
        <chart:legend chart:legend-position="end" svg:x="23.987cm" svg:y="6.554cm" style:legend-expansion="high" chart:style-name="ch2"/>
        <chart:plot-area chart:style-name="ch3" table:cell-range-address="disc_ukm.A1:disc_ukm.I7" chart:data-source-has-labels="both" svg:x="0.532cm" svg:y="0.299cm" svg:width="22.923cm" svg:height="14.391cm">
          <chartooo:coordinate-region svg:x="1.259cm" svg:y="0.472cm" svg:width="22.196cm" svg:height="13.279cm"/>
          <chart:axis chart:dimension="x" chart:name="primary-x" chart:style-name="ch4" chartooo:axis-type="auto">
            <chartooo:date-scale/>
            <chart:categories table:cell-range-address="disc_ukm.A2:disc_ukm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ukm.F2:disc_ukm.F7" chart:label-cell-address="disc_ukm.F1:disc_ukm.F1" chart:class="chart:bar">
            <chart:data-point chart:repeated="6"/>
          </chart:series>
          <chart:series chart:style-name="ch8" chart:values-cell-range-address="disc_ukm.G2:disc_ukm.G7" chart:label-cell-address="disc_ukm.G1:disc_ukm.G1" chart:class="chart:bar">
            <chart:data-point chart:repeated="6"/>
          </chart:series>
          <chart:series chart:style-name="ch9" chart:values-cell-range-address="disc_ukm.H2:disc_ukm.H7" chart:label-cell-address="disc_ukm.H1:disc_ukm.H1" chart:class="chart:bar">
            <chart:data-point chart:repeated="6"/>
          </chart:series>
          <chart:series chart:style-name="ch10" chart:values-cell-range-address="disc_ukm.I2:disc_ukm.I7" chart:label-cell-address="disc_ukm.I1:disc_ukm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ukm.F1:disc_ukm.F1</svg:desc>
                </draw:g>
              </table:table-cell>
              <table:table-cell office:value-type="string">
                <text:p>RECALL</text:p>
                <draw:g>
                  <svg:desc>disc_ukm.G1:disc_ukm.G1</svg:desc>
                </draw:g>
              </table:table-cell>
              <table:table-cell office:value-type="string">
                <text:p>ACCURACY</text:p>
                <draw:g>
                  <svg:desc>disc_ukm.H1:disc_ukm.H1</svg:desc>
                </draw:g>
              </table:table-cell>
              <table:table-cell office:value-type="string">
                <text:p>FSCORE</text:p>
                <draw:g>
                  <svg:desc>disc_ukm.I1:disc_ukm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val 2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  <draw:g>
                  <svg:desc>disc_ukm.A2:disc_ukm.E7</svg:desc>
                </draw:g>
              </table:table-cell>
              <table:table-cell office:value-type="float" office:value="NaN">
                <text:p>NaN</text:p>
                <draw:g>
                  <svg:desc>disc_ukm.F2:disc_ukm.F7</svg:desc>
                </draw:g>
              </table:table-cell>
              <table:table-cell office:value-type="float" office:value="0.34359">
                <text:p>0.34359</text:p>
                <draw:g>
                  <svg:desc>disc_ukm.G2:disc_ukm.G7</svg:desc>
                </draw:g>
              </table:table-cell>
              <table:table-cell office:value-type="float" office:value="0.631164">
                <text:p>0.631164</text:p>
                <draw:g>
                  <svg:desc>disc_ukm.H2:disc_ukm.H7</svg:desc>
                </draw:g>
              </table:table-cell>
              <table:table-cell office:value-type="float" office:value="NaN">
                <text:p>NaN</text:p>
                <draw:g>
                  <svg:desc>disc_ukm.I2:disc_ukm.I7</svg:desc>
                </draw:g>
              </table:table-cell>
            </table:table-row>
            <table:table-row>
              <table:table-cell office:value-type="string">
                <text:p>frequency 2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302564">
                <text:p>0.302564</text:p>
              </table:table-cell>
              <table:table-cell office:value-type="float" office:value="0.606969">
                <text:p>0.606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4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2782">
                <text:p>0.832782</text:p>
              </table:table-cell>
              <table:table-cell office:value-type="float" office:value="0.820513">
                <text:p>0.820513</text:p>
              </table:table-cell>
              <table:table-cell office:value-type="float" office:value="0.900723">
                <text:p>0.900723</text:p>
              </table:table-cell>
              <table:table-cell office:value-type="float" office:value="0.821013">
                <text:p>0.821013</text:p>
              </table:table-cell>
            </table:table-row>
            <table:table-row>
              <table:table-cell office:value-type="string">
                <text:p>frequency 4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05654">
                <text:p>0.605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6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48718">
                <text:p>0.748718</text:p>
              </table:table-cell>
              <table:table-cell office:value-type="float" office:value="0.858974">
                <text:p>0.85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6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66384">
                <text:p>0.663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31cm" svg:height="14.586cm" xlink:href=".." xlink:type="simple" chart:class="chart:bar" chart:column-mapping="1 2 3 4" chart:style-name="ch1">
        <chart:legend chart:legend-position="end" svg:x="23.271cm" svg:y="6.353cm" style:legend-expansion="high" chart:style-name="ch2"/>
        <chart:plot-area chart:style-name="ch3" table:cell-range-address="disc_ecoli.A1:disc_ecoli.I7" chart:data-source-has-labels="both" svg:x="0.518cm" svg:y="0.291cm" svg:width="22.235cm" svg:height="14.004cm">
          <chartooo:coordinate-region svg:x="1.245cm" svg:y="0.464cm" svg:width="21.508cm" svg:height="12.892cm"/>
          <chart:axis chart:dimension="x" chart:name="primary-x" chart:style-name="ch4" chartooo:axis-type="auto">
            <chartooo:date-scale/>
            <chart:categories table:cell-range-address="disc_ecoli.A2:disc_ecoli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ecoli.F2:disc_ecoli.F7" chart:label-cell-address="disc_ecoli.F1:disc_ecoli.F1" chart:class="chart:bar">
            <chart:data-point chart:repeated="6"/>
          </chart:series>
          <chart:series chart:style-name="ch8" chart:values-cell-range-address="disc_ecoli.G2:disc_ecoli.G7" chart:label-cell-address="disc_ecoli.G1:disc_ecoli.G1" chart:class="chart:bar">
            <chart:data-point chart:repeated="6"/>
          </chart:series>
          <chart:series chart:style-name="ch9" chart:values-cell-range-address="disc_ecoli.H2:disc_ecoli.H7" chart:label-cell-address="disc_ecoli.H1:disc_ecoli.H1" chart:class="chart:bar">
            <chart:data-point chart:repeated="6"/>
          </chart:series>
          <chart:series chart:style-name="ch10" chart:values-cell-range-address="disc_ecoli.I2:disc_ecoli.I7" chart:label-cell-address="disc_ecoli.I1:disc_ecoli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ecoli.F1:disc_ecoli.F1</svg:desc>
                </draw:g>
              </table:table-cell>
              <table:table-cell office:value-type="string">
                <text:p>RECALL</text:p>
                <draw:g>
                  <svg:desc>disc_ecoli.G1:disc_ecoli.G1</svg:desc>
                </draw:g>
              </table:table-cell>
              <table:table-cell office:value-type="string">
                <text:p>ACCURACY</text:p>
                <draw:g>
                  <svg:desc>disc_ecoli.H1:disc_ecoli.H1</svg:desc>
                </draw:g>
              </table:table-cell>
              <table:table-cell office:value-type="string">
                <text:p>FSCORE</text:p>
                <draw:g>
                  <svg:desc>disc_ecoli.I1:disc_ecoli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val 2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  <draw:g>
                  <svg:desc>disc_ecoli.A2:disc_ecoli.E7</svg:desc>
                </draw:g>
              </table:table-cell>
              <table:table-cell office:value-type="float" office:value="NaN">
                <text:p>NaN</text:p>
                <draw:g>
                  <svg:desc>disc_ecoli.F2:disc_ecoli.F7</svg:desc>
                </draw:g>
              </table:table-cell>
              <table:table-cell office:value-type="float" office:value="0.297059">
                <text:p>0.297059</text:p>
                <draw:g>
                  <svg:desc>disc_ecoli.G2:disc_ecoli.G7</svg:desc>
                </draw:g>
              </table:table-cell>
              <table:table-cell office:value-type="float" office:value="0.675433">
                <text:p>0.675433</text:p>
                <draw:g>
                  <svg:desc>disc_ecoli.H2:disc_ecoli.H7</svg:desc>
                </draw:g>
              </table:table-cell>
              <table:table-cell office:value-type="float" office:value="NaN">
                <text:p>NaN</text:p>
                <draw:g>
                  <svg:desc>disc_ecoli.I2:disc_ecoli.I7</svg:desc>
                </draw:g>
              </table:table-cell>
            </table:table-row>
            <table:table-row>
              <table:table-cell office:value-type="string">
                <text:p>frequency 2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94118">
                <text:p>0.194118</text:p>
              </table:table-cell>
              <table:table-cell office:value-type="float" office:value="0.628028">
                <text:p>0.62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4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61765">
                <text:p>0.661765</text:p>
              </table:table-cell>
              <table:table-cell office:value-type="float" office:value="0.867301">
                <text:p>0.86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4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17647">
                <text:p>0.217647</text:p>
              </table:table-cell>
              <table:table-cell office:value-type="float" office:value="0.640311">
                <text:p>0.640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6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85294">
                <text:p>0.685294</text:p>
              </table:table-cell>
              <table:table-cell office:value-type="float" office:value="0.887457">
                <text:p>0.887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6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336364">
                <text:p>0.336364</text:p>
              </table:table-cell>
              <table:table-cell office:value-type="float" office:value="0.709314">
                <text:p>0.7093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6cm" svg:height="14.152cm" xlink:href=".." xlink:type="simple" chart:class="chart:bar" chart:column-mapping="1 2 3 4" chart:style-name="ch1">
        <chart:legend chart:legend-position="end" svg:x="22.5cm" svg:y="6.136cm" style:legend-expansion="high" chart:style-name="ch2"/>
        <chart:plot-area chart:style-name="ch3" table:cell-range-address="disc_seeds.A1:disc_seeds.I7" chart:data-source-has-labels="both" svg:x="0.503cm" svg:y="0.283cm" svg:width="21.494cm" svg:height="13.586cm">
          <chartooo:coordinate-region svg:x="1.23cm" svg:y="0.456cm" svg:width="20.767cm" svg:height="12.474cm"/>
          <chart:axis chart:dimension="x" chart:name="primary-x" chart:style-name="ch4" chartooo:axis-type="auto">
            <chartooo:date-scale/>
            <chart:categories table:cell-range-address="disc_seeds.A2:disc_seeds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seeds.F2:disc_seeds.F7" chart:label-cell-address="disc_seeds.F1:disc_seeds.F1" chart:class="chart:bar">
            <chart:data-point chart:repeated="6"/>
          </chart:series>
          <chart:series chart:style-name="ch8" chart:values-cell-range-address="disc_seeds.G2:disc_seeds.G7" chart:label-cell-address="disc_seeds.G1:disc_seeds.G1" chart:class="chart:bar">
            <chart:data-point chart:repeated="6"/>
          </chart:series>
          <chart:series chart:style-name="ch9" chart:values-cell-range-address="disc_seeds.H2:disc_seeds.H7" chart:label-cell-address="disc_seeds.H1:disc_seeds.H1" chart:class="chart:bar">
            <chart:data-point chart:repeated="6"/>
          </chart:series>
          <chart:series chart:style-name="ch10" chart:values-cell-range-address="disc_seeds.I2:disc_seeds.I7" chart:label-cell-address="disc_seeds.I1:disc_seeds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seeds.F1:disc_seeds.F1</svg:desc>
                </draw:g>
              </table:table-cell>
              <table:table-cell office:value-type="string">
                <text:p>RECALL</text:p>
                <draw:g>
                  <svg:desc>disc_seeds.G1:disc_seeds.G1</svg:desc>
                </draw:g>
              </table:table-cell>
              <table:table-cell office:value-type="string">
                <text:p>ACCURACY</text:p>
                <draw:g>
                  <svg:desc>disc_seeds.H1:disc_seeds.H1</svg:desc>
                </draw:g>
              </table:table-cell>
              <table:table-cell office:value-type="string">
                <text:p>FSCORE</text:p>
                <draw:g>
                  <svg:desc>disc_seeds.I1:disc_seed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val 2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  <draw:g>
                  <svg:desc>disc_seeds.A2:disc_seeds.E7</svg:desc>
                </draw:g>
              </table:table-cell>
              <table:table-cell office:value-type="float" office:value="NaN">
                <text:p>NaN</text:p>
                <draw:g>
                  <svg:desc>disc_seeds.F2:disc_seeds.F7</svg:desc>
                </draw:g>
              </table:table-cell>
              <table:table-cell office:value-type="float" office:value="0.57619">
                <text:p>0.57619</text:p>
                <draw:g>
                  <svg:desc>disc_seeds.G2:disc_seeds.G7</svg:desc>
                </draw:g>
              </table:table-cell>
              <table:table-cell office:value-type="float" office:value="0.71746">
                <text:p>0.71746</text:p>
                <draw:g>
                  <svg:desc>disc_seeds.H2:disc_seeds.H7</svg:desc>
                </draw:g>
              </table:table-cell>
              <table:table-cell office:value-type="float" office:value="NaN">
                <text:p>NaN</text:p>
                <draw:g>
                  <svg:desc>disc_seeds.I2:disc_seeds.I7</svg:desc>
                </draw:g>
              </table:table-cell>
            </table:table-row>
            <table:table-row>
              <table:table-cell office:value-type="string">
                <text:p>frequency 2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347619">
                <text:p>0.347619</text:p>
              </table:table-cell>
              <table:table-cell office:value-type="float" office:value="0.565079">
                <text:p>0.565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4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7112">
                <text:p>0.8971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5039">
                <text:p>0.875039</text:p>
              </table:table-cell>
            </table:table-row>
            <table:table-row>
              <table:table-cell office:value-type="string">
                <text:p>frequency 4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686303">
                <text:p>0.686303</text:p>
              </table:table-cell>
              <table:table-cell office:value-type="float" office:value="0.571429">
                <text:p>0.571429</text:p>
              </table:table-cell>
              <table:table-cell office:value-type="float" office:value="0.714286">
                <text:p>0.714286</text:p>
              </table:table-cell>
              <table:table-cell office:value-type="float" office:value="0.569299">
                <text:p>0.569299</text:p>
              </table:table-cell>
            </table:table-row>
            <table:table-row>
              <table:table-cell office:value-type="string">
                <text:p>interval 6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1905">
                <text:p>0.761905</text:p>
              </table:table-cell>
              <table:table-cell office:value-type="float" office:value="0.84127">
                <text:p>0.8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6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749629">
                <text:p>0.749629</text:p>
              </table:table-cell>
              <table:table-cell office:value-type="float" office:value="0.633333">
                <text:p>0.633333</text:p>
              </table:table-cell>
              <table:table-cell office:value-type="float" office:value="0.755556">
                <text:p>0.755556</text:p>
              </table:table-cell>
              <table:table-cell office:value-type="float" office:value="0.626829">
                <text:p>0.626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